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1" fo:font-size="32pt" officeooo:rsid="000db8bd" officeooo:paragraph-rsid="000db8b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Karla1" fo:font-size="32pt" officeooo:rsid="000db8bd" officeooo:paragraph-rsid="000db8bd" style:font-size-asian="28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ffff" style:text-outline="false" style:font-name="Karla1" fo:font-size="66pt" fo:letter-spacing="-0.0028in" style:text-underline-style="none" officeooo:rsid="00184a63" officeooo:paragraph-rsid="00184a63" style:font-size-asian="66pt" style:font-size-complex="66pt" style:font-relief="none"/>
    </style:style>
    <style:style style:name="P8" style:family="paragraph">
      <loext:graphic-properties draw:fill-color="#ff3333"/>
    </style:style>
    <style:style style:name="T1" style:family="text">
      <style:text-properties fo:text-transform="uppercase" fo:letter-spacing="0.278in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fo:text-transform="uppercase" fo:letter-spacing="0.278in" fo:font-style="normal" fo:font-weight="bold" officeooo:rsid="000f8ad1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T4" style:family="text">
      <style:text-properties officeooo:rsid="001cabc4"/>
    </style:style>
    <style:style style:name="T5" style:family="text">
      <style:text-properties style:font-name="Karla" officeooo:rsid="001cabc4"/>
    </style:style>
    <style:style style:name="T6" style:family="text">
      <style:text-properties style:font-name="Karla1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89in" fo:min-width="9.5835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6894in" svg:height="1.0949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4">Alles turisten und nonteknischen lookenpeepers!</text:p>
      <text:p text:style-name="P6"/>
      <text:p text:style-name="P2">Das Komputermaschine ist nicht für der gefingerpoken und mittengraben! Oderwise ist easy to schnappen der springenwerk, blowenfusen und poppencorken mit spitzensparken.</text:p>
      <text:p text:style-name="P5"/>
      <text:p text:style-name="P1">Ist nicht für gewerken be<text:span text:style-name="T5">ï</text:span> dummkopfen.</text:p>
      <text:p text:style-name="P1">Der rubbernecken sightseeren keepen das <text:span text:style-name="T3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9-07-07T00:47:03.995939174</dc:date>
    <meta:editing-duration>P2DT18H57M12S</meta:editing-duration>
    <meta:editing-cycles>17</meta:editing-cycles>
    <meta:generator>LibreOffice/6.0.7.3$Linux_X86_64 LibreOffice_project/00m0$Build-3</meta:generator>
    <meta:print-date>2018-02-23T15:16:48.694321487</meta:print-date>
    <meta:document-statistic meta:table-count="0" meta:image-count="0" meta:object-count="0" meta:page-count="1" meta:paragraph-count="6" meta:word-count="50" meta:character-count="387" meta:non-whitespace-character-count="343"/>
  </office:meta>
</office:document-meta>
</file>